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6_Steering_Colum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teering Colum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01_5f_Engine" style:display-name="PageStyle_01_Eng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8T14:14:19.574101055</dc:date>
    <meta:editing-duration>PT16M16S</meta:editing-duration>
    <meta:editing-cycles>7</meta:editing-cycles>
    <meta:document-statistic meta:table-count="1" meta:cell-count="1287" meta:object-count="0"/>
  </office:meta>
</office:document-meta>
</file>